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Regular" svg:font-family="Menlo-Regular"/>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3.3431in" fo:margin-left="1.7771in" fo:margin-right="1.8049in" table:align="margins"/>
    </style:style>
    <style:style style:name="Table1.A" style:family="table-column">
      <style:table-column-properties style:column-width="1.6882in" style:rel-column-width="33094*"/>
    </style:style>
    <style:style style:name="Table1.B" style:family="table-column">
      <style:table-column-properties style:column-width="1.6549in" style:rel-column-width="32441*"/>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104">
      <style:table-cell-properties fo:padding="0.0382in" fo:border-left="0.0007in solid #000000" fo:border-right="0.0007in solid #000000" fo:border-top="none" fo:border-bottom="0.0007in solid #000000"/>
    </style:style>
    <style:style style:name="Table1.B5" style:family="table-cell" style:data-style-name="N11">
      <style:table-cell-properties fo:padding="0.0382in" fo:border-left="0.0007in solid #000000" fo:border-right="0.0007in solid #000000" fo:border-top="none" fo:border-bottom="0.0007in solid #000000"/>
    </style:style>
    <style:style style:name="Table1.B6"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paragraph-properties fo:text-align="start" style:justify-single-word="false"/>
      <style:text-properties style:font-name="Arial"/>
    </style:style>
    <style:style style:name="P2" style:family="paragraph" style:parent-style-name="Table_20_Contents">
      <style:paragraph-properties fo:text-align="start" style:justify-single-word="false"/>
      <style:text-properties fo:color="#ff0000" style:font-name="Arial"/>
    </style:style>
    <style:style style:name="P3" style:family="paragraph" style:parent-style-name="Standard">
      <style:text-properties style:font-name="Arial"/>
    </style:style>
    <style:style style:name="P4" style:family="paragraph" style:parent-style-name="Standard">
      <style:text-properties style:font-name="Arial" fo:font-weight="normal" style:font-weight-asian="normal" style:font-weight-complex="normal"/>
    </style:style>
    <style:style style:name="P5" style:family="paragraph" style:parent-style-name="Standard" style:list-style-name="L4">
      <style:text-properties style:font-name="Arial" fo:font-weight="normal" style:font-weight-asian="normal" style:font-weight-complex="normal"/>
    </style:style>
    <style:style style:name="P6" style:family="paragraph" style:parent-style-name="Standard" style:list-style-name="L5">
      <style:text-properties style:font-name="Arial" fo:font-weight="normal" style:font-weight-asian="normal" style:font-weight-complex="normal"/>
    </style:style>
    <style:style style:name="P7" style:family="paragraph" style:parent-style-name="Standard" style:list-style-name="L10">
      <style:text-properties style:font-name="Arial" fo:font-weight="normal" style:font-weight-asian="normal" style:font-weight-complex="normal"/>
    </style:style>
    <style:style style:name="P8" style:family="paragraph" style:parent-style-name="Standard">
      <style:text-properties style:font-name="Arial" fo:font-weight="bold" style:font-weight-asian="bold" style:font-weight-complex="bold"/>
    </style:style>
    <style:style style:name="P9" style:family="paragraph" style:parent-style-name="Standard">
      <style:paragraph-properties fo:text-align="center" style:justify-single-word="false"/>
      <style:text-properties style:font-name="Arial"/>
    </style:style>
    <style:style style:name="P10" style:family="paragraph" style:parent-style-name="Standard" style:list-style-name="L6">
      <style:paragraph-properties style:text-autospace="none"/>
      <style:text-properties fo:color="#000000" style:font-name="Menlo-Regular" fo:font-size="11pt" style:font-name-asian="Menlo-Regular" style:font-size-asian="11pt" style:font-name-complex="Menlo-Regular" style:font-size-complex="11pt"/>
    </style:style>
    <style:style style:name="P11" style:family="paragraph" style:parent-style-name="Standard">
      <style:text-properties fo:color="#000000" style:font-name="Arial" fo:font-size="11pt" style:font-name-asian="Menlo-Regular" style:font-size-asian="11pt" style:font-name-complex="Menlo-Regular" style:font-size-complex="11pt"/>
    </style:style>
    <style:style style:name="P12" style:family="paragraph" style:parent-style-name="Standard">
      <style:paragraph-properties style:text-autospace="none"/>
      <style:text-properties fo:color="#000000" style:font-name="Arial" fo:font-size="11pt" style:font-name-asian="Menlo-Regular" style:font-size-asian="11pt" style:font-name-complex="Menlo-Regular" style:font-size-complex="11pt"/>
    </style:style>
    <style:style style:name="P13" style:family="paragraph" style:parent-style-name="Standard" style:list-style-name="L11">
      <style:paragraph-properties style:text-autospace="none"/>
      <style:text-properties fo:color="#000000" style:font-name="Arial" fo:font-size="11pt" style:font-name-asian="Menlo-Regular" style:font-size-asian="11pt" style:font-name-complex="Menlo-Regular" style:font-size-complex="11pt"/>
    </style:style>
    <style:style style:name="P14" style:family="paragraph" style:parent-style-name="Standard">
      <style:paragraph-properties style:text-autospace="none"/>
      <style:text-properties fo:color="#000000" style:font-name="Arial" fo:font-size="11pt" fo:font-weight="bold" style:font-name-asian="Menlo-Regular" style:font-size-asian="11pt" style:font-weight-asian="bold" style:font-name-complex="Menlo-Regular" style:font-size-complex="11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Ari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percentage-style style:name="N11">
      <number:number number:decimal-places="2" number:min-integer-digits="1"/>
      <number:text>%</number:text>
    </number:percentag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Predicting Donation Revenue</text:p>
      <text:p text:style-name="P8"/>
      <text:p text:style-name="P8">Note: <text:span text:style-name="T2">All code has been emailed with this document; it is also available on my github at github.com/daanelson. </text:span></text:p>
      <text:p text:style-name="P3"/>
      <text:p text:style-name="P3"><text:span text:style-name="T1">Background</text:span>: </text:p>
      <text:p text:style-name="P3"/>
      <text:p text:style-name="P8"><text:tab/><text:span text:style-name="T2">My first step in analyzing any machine learning problem is to better understand the problem that is in front of me and the data that I have to solve it. So; in this case, we have a dataset with a 479 features per person, and 2 values ('TARGET_A' and 'TARGET_B') which we are trying to predict. The goal here is to best predict, within the dataset, which people will donate to a fundraising campaign, so as to increase fundraising revenue.</text:span></text:p>
      <text:p text:style-name="P4"><text:tab/>In order to better understand “increased revenue” in this context, I chose to profile the existing performance of the fundraising campaign (based on the labeled cup98LRN data). Given that there is a cost of $0.68 associated with mailing out a request to each potential donor, this mailing is currently pulling in revenue of $10,495.32. If we were to only send mailers to the 4829 people who actually donated to the campaign, revenue would be $72,375.15. Similarly, if we were to only send mailers to the other 90320 people who did not donate to the campaign, revenue would be -$61,586.92. These are all important benchmarks to keep in mind so as to accurately characterize the performance of any predictor that I train on this data. </text:p>
      <text:p text:style-name="P4"><text:tab/>One more factor I want to consider before tackling the problem is what, in the field of fundraising DM, is considered a good response rate. The response rate to this particular outreach was 5%; after a quick Google I found that typical fundraising rates of response hover around 5-12%, with anything over 20% being surprising. Therefore, if a classifier could improve response rate here to better than 10% it would be doing well, and over 20% it would be world-class. </text:p>
      <text:p text:style-name="P4"><text:tab/>The biggest takeaway I get from this analysis is that the false negative rate is a huge concern here; with only 5% of respondents sending back money, the cost of a false negative is much greater (potentially up to $200) than the cost for a false positive (a flat $0.68). I therefore want to weight our positive samples heavily.</text:p>
      <text:p text:style-name="P3"/>
      <table:table table:name="Table1" table:style-name="Table1">
        <table:table-column table:style-name="Table1.A"/>
        <table:table-column table:style-name="Table1.B"/>
        <table:table-row>
          <table:table-cell table:style-name="Table1.A1" office:value-type="string">
            <text:p text:style-name="P1">Field</text:p>
          </table:table-cell>
          <table:table-cell table:style-name="Table1.B1" office:value-type="string">
            <text:p text:style-name="P1">Value</text:p>
          </table:table-cell>
        </table:table-row>
        <table:table-row>
          <table:table-cell table:style-name="Table1.A2" office:value-type="string">
            <text:p text:style-name="P1">Current Revenue</text:p>
          </table:table-cell>
          <table:table-cell table:style-name="Table1.B2" office:value-type="currency" office:currency="USD" office:value="10495.32">
            <text:p text:style-name="P1">$10,495.32</text:p>
          </table:table-cell>
        </table:table-row>
        <table:table-row>
          <table:table-cell table:style-name="Table1.A2" office:value-type="string">
            <text:p text:style-name="P1">Possible Revenue</text:p>
          </table:table-cell>
          <table:table-cell table:style-name="Table1.B2" office:value-type="currency" office:currency="USD" office:value="72375.15">
            <text:p text:style-name="P1">$72,375.15</text:p>
          </table:table-cell>
        </table:table-row>
        <table:table-row>
          <table:table-cell table:style-name="Table1.A2" office:value-type="string">
            <text:p text:style-name="P1">Worst Revenue</text:p>
          </table:table-cell>
          <table:table-cell table:style-name="Table1.B2" office:value-type="currency" office:currency="USD" office:value="-61586.92">
            <text:p text:style-name="P2">-$61,586.92</text:p>
          </table:table-cell>
        </table:table-row>
        <table:table-row>
          <table:table-cell table:style-name="Table1.A2" office:value-type="string">
            <text:p text:style-name="P1">Current Response Rate</text:p>
          </table:table-cell>
          <table:table-cell table:style-name="Table1.B5" office:value-type="percentage" office:value="0.0508">
            <text:p text:style-name="P1">5.08%</text:p>
          </table:table-cell>
        </table:table-row>
        <table:table-row>
          <table:table-cell table:style-name="Table1.A2" office:value-type="string">
            <text:p text:style-name="P1">Good Response Rate</text:p>
          </table:table-cell>
          <table:table-cell table:style-name="Table1.B6" office:value-type="string">
            <text:p text:style-name="P1">10-20%</text:p>
          </table:table-cell>
        </table:table-row>
      </table:table>
      <text:p text:style-name="P9"/>
      <text:p text:style-name="P9">Table 1: a summary of relevant metadata for evaluation</text:p>
      <text:p text:style-name="P4"/>
      <text:p text:style-name="P3"><text:span text:style-name="T1">Initial Data Exploration and Feature Selection:</text:span><text:span text:style-name="T2"> </text:span></text:p>
      <text:p text:style-name="P4"/>
      <text:p text:style-name="P4"><text:tab/>With this better understanding of the problem, I then began to actually explore the data. An easy way to get a gut feeling for the data is to use the describe function in R, which gives <text:soft-page-break/>mean, min, max, median, and quartile values for all numerical data and counts for all categorical data. </text:p>
      <text:p text:style-name="P4"><text:tab/>I split the data based on the 'TARGET_B' variable, and then ran describe on both sets of data in order to do a quick visual inspection to look for any obvious differences between the feature distributions for both variables. This helped me get a feel for the data. Observations of note include:</text:p>
      <text:p text:style-name="P4"/>
      <text:list xml:id="list2147509509016564351" text:style-name="L4">
        <text:list-item>
          <text:p text:style-name="P5">Many of the categorical variables (i.e. 'STEREO') were only recorded for a small percentage of respondents. This does NOT necessarily mean these variables are not predictive, but it does mean they are sparse.</text:p>
        </text:list-item>
        <text:list-item>
          <text:p text:style-name="P5">Most of the census data appears to be similarly distributed between the two categories. </text:p>
        </text:list-item>
        <text:list-item>
          <text:p text:style-name="P5">There are a ton of categories for ZIP and STATE, so those may add more noise. </text:p>
        </text:list-item>
      </text:list>
      <text:p text:style-name="P4"/>
      <text:p text:style-name="P4"><text:tab/>Based on this assessment, I felt that it would be appropriate to drop 'ZIP' and 'STATE' as predictors. This is based on the fact that including 'ZIP' in particular (by binarizing all categories) would add ~20,000 variables to the model, increasing the feature set by orders of magnitude while just adding noise.(NOTE: I did test this theory – see naive_bin.py for code to do so. AUC is right around 50 (no better than random guessing). Accuracy is ~86%, but that isn't a good metric here, more on that in a second.)</text:p>
      <text:p text:style-name="P4"><text:tab/>Rather than do any more manual feature selection, I decided to build the rest of my feature selection into the models used. For actual training and testing of models, I used Python with numpy (mathematics library), pandas (tools for deftly handling large datasets) and scikit-learn (great ML library). </text:p>
      <text:p text:style-name="P4"/>
      <text:p text:style-name="P4"><text:tab/>Here is an explanation of how I ended up building a classifier, along with an erroneous step taken along the way:</text:p>
      <text:p text:style-name="P4"/>
      <text:list xml:id="list4402795430446421783" text:style-name="L5">
        <text:list-item>
          <text:p text:style-name="P6">First, I binarize all of the categorical features within the model, excepting the 'ZIP' and 'STATE' fields. </text:p>
        </text:list-item>
        <text:list-item>
          <text:p text:style-name="P6">Next step is to normalize all numerical features for each potential donor; I do so by ensuring that each feature across all data has zero mean and unit variance. This is one of the more computationally intensive steps of the process.</text:p>
        </text:list-item>
        <text:list-item>
          <text:p text:style-name="P6">I initially used sklearn's VarianceThreshold method to remove all categorical values which were not present in a varying x% of donors; however, further reflection made me realize that this approach was removing certain categorical variables which were only present in a small number of donors but which were also quite predictive. </text:p>
        </text:list-item>
        <text:list-item>
          <text:p text:style-name="P6">Instead, for feature selection I utilized sklearn's SelectKBest, which uses ANOVA to compute variance between each input variable and 'TARGET_B', and then selects the k features which have the highest F-values, meaning that they vary most significantly with 'TARGET_B'</text:p>
          <text:list>
            <text:list-item>
              <text:p text:style-name="P6">These are measures of linear relation, but I'm using a linear predictor in this case so that's ok. </text:p>
            </text:list-item>
          </text:list>
        </text:list-item>
        <text:list-item>
          <text:p text:style-name="P6">I then train an L1-regularized Logistic Regression model with these features to predict, in a binary fashion, whether a client will or will not donate. </text:p>
          <text:list>
            <text:list-item>
              <text:p text:style-name="P6">L1-regularized Logistic Regression drives features which aren't correlated <text:s/>with the output towards zero, which is helpful here since we have so many features.</text:p>
            </text:list-item>
            <text:list-item>
              <text:p text:style-name="P6">Logistic regression is a very basic model but it's also fast and easy to iterate on, which is helpful given the size of the dataset and my limited computing power.</text:p>
            </text:list-item>
          </text:list>
        </text:list-item>
      </text:list>
      <text:p text:style-name="P4"><text:soft-page-break/></text:p>
      <text:p text:style-name="P4"><text:tab/>With this model, I then trained classifiers with varying values of k passed to SelectKBest in order to see which values returned optimal results. For each classifier, I returned the accuracy of the classifier, the AUC, and the revenue which the classifier would have generated by sending mailers only to those donors whom the classifier predicted as positive donors vs. actual and total revenue. </text:p>
      <text:p text:style-name="P4"><text:tab/>Of these three metrics, accuracy is easily the least useful. A classifier which outputs '0' for each donor will be 95% accurate, since we only have a 5% response rate. That extra 5% accuracy is nice to have but hard to get; a better classifier would only be 50% accurate, but would classify all positive samples correctly. </text:p>
      <text:p text:style-name="P4"><text:tab/>AUC is useful only in comparing classifiers in a general sense, so I've included it. However, I believe that the appropriate metric is revenue generated, and so that's the metric that I'm selecting classifiers by. </text:p>
      <text:p text:style-name="P4"><text:tab/>k=400 returned the highest revenue value (see explore.py for the code to do this and terminal_output for the results that verify it), so I utilized that value to train my final predictor. That predictor is trained in predict.py, and results are stored in predict.csv. One thing of note in predict.py – there are a few features which were included in that k=400 that are not present in the test data, indicating that I may be overfitting on the training data by selecting binary features present in only a handful of samples. This is good and bad; good in that it means k=400 does represent a ceiling on the number of useful features, and bad in all the ways that overfitting is typically bad.</text:p>
      <text:p text:style-name="P4"/>
      <text:p text:style-name="P4">Prioritized next steps, if I were to keep working on this problem:</text:p>
      <text:p text:style-name="P4"/>
      <text:list xml:id="list8947299978304997384" text:style-name="L10">
        <text:list-item>
          <text:p text:style-name="P7">Better thresholding. Presently my predictor is using 0.5 as the probability for outputting a “yes”; it would be quick to explore other threshold values to find the optimal value. </text:p>
        </text:list-item>
        <text:list-item>
          <text:p text:style-name="P7">Cross-validation. Again, quick to implement, should lead to a more robust classifier. </text:p>
        </text:list-item>
        <text:list-item>
          <text:p text:style-name="P7">I only crafted my predictions by using the 'TARGET_B' score. It would be interesting to see if better results can be obtained by using the predictor for the 'TARGET_B' value as well as other features to attempt to predict a 'TARGET_D' value. While I believe that this problem ultimately comes down to casting a binary net to see if a person will or will not donate, there is still some information contained in the 'TARGET_D' value which I am presently not using.</text:p>
        </text:list-item>
        <text:list-item>
          <text:p text:style-name="P7">I did some informal evaluations of other non-linear models (Random Forest); there were no significant performance improvements but it would be good to test with additional models. SVM comes to mind as a useful model here. The compute takes a very long time for an SVM with this many data points, hence my avoiding it. That said, there might be some returns for training an SVM on, say, 10k data points, including all of the positive and 5.5k negative, although I suspect even that will be restricted by compute time.</text:p>
        </text:list-item>
        <text:list-item>
          <text:p text:style-name="P7">Adding in some time series modeling. We do have information here regarding previous donation response rate and amount (RFA and RAMNT); there may be some value in doing more intensive feature engineering here. I chose not to initially because of the number of features and limited time. <text:s/></text:p>
        </text:list-item>
      </text:list>
      <text:p text:style-name="P4"/>
      <text:p text:style-name="P3"/>
      <text:p text:style-name="P3"><text:span text:style-name="T1">An Aside - Deep Learning (with Shallow Results)</text:span>:</text:p>
      <text:p text:style-name="P3"/>
      <text:p text:style-name="P3"><text:tab/>As a novice Machine Learner, I have not spent much time in the world of Deep <text:soft-page-break/>Learning; this seemed like a fun opportunity to test out deep methods in order to see if they would be effective or not. To spoil the results, I was not able to get anything useful out of them for this problem, but it was an enjoyable educational opportunity and so I figure it's worth summarizing here for my own sake. </text:p>
      <text:p text:style-name="P3"><text:tab/>The two tasks that I tried out here using deep methods were to 1) train up a basic multi-layer perceptron (MLP) to predict whether a donor would donate or not, and 2) to utilize autoencoders for unsupervised feature engineering. </text:p>
      <text:p text:style-name="P3"/>
      <text:p text:style-name="P3"><text:tab/>Let's start with #1. A MLP is a reasonably basic neural network; most cutting-edge, buzzword-y “Deep Learning” these days is with convolutional neural networks (CNN) or recurrent neural networks (RNN). I chose to skirt those here because CNNs are optimal for datasets which have inherent structure within their features like image or sentence classification, and RNNs are best for time-series data which we basically don't have here; an argument could be made that we do have past donation history as a function of time, but I don't believe we have enough to make an RNN worthwhile. MLPs still function as a non-linear classifier, and so I was curious if some of the non-linear structure within the data could be exploited here.</text:p>
      <text:p text:style-name="P3"><text:tab/>I learned reasonably quickly that there are lots of features to tune within a MLP. Altering the number of layers, number of input and output features within each layer, feature weights, and dropout rate all have significant impact on the output of the net. While I did not have enough time to get in depth with these features, it was difficult to tune the network to predict much other than all 0's or all 1's. Still, it was an entertaining diversion; for those who want to play along at home, I've included a file titled mlpker.py. </text:p>
      <text:p text:style-name="P3"><text:tab/>I was able to get one run of the net with passable results using the settings below: </text:p>
      <text:p text:style-name="P3"/>
      <text:p text:style-name="P3">weight_cost = 20, n<text:span text:style-name="T3">b_epoch = 10, 2 layers, 700 feature and 200 feature, sigmoid activation</text:span></text:p>
      <text:p text:style-name="P11">Actual revenue: 3985.03, Classifier revenue: 2771.85, Possible revenue: 22394.67</text:p>
      <text:p text:style-name="P12">Positive Predictions: 10571 Accurate Predictions: 746.0 Total positives: 1472.0 Total Possible: 28545</text:p>
      <text:p text:style-name="P12"><text:tab/></text:p>
      <text:p text:style-name="P12"><text:tab/>Still, this did not perform as well as the logistic regression that I was using, so I abandoned it as an approach.</text:p>
      <text:p text:style-name="P12"/>
      <text:p text:style-name="P12"><text:tab/>Deep task #2, which I did not get to implement properly but which I think is potentially fruitful, was to test out autoencoders in an attempt to do some unsupervised feature selection. Autoencoders are used to transform a set of x input features into a set of h hidden features (h not necessarily equal to x) in a non-linear fashion. In training the autoencoder, these h features are then used to reconstruct the x features as best as possible; in an ideal scenario, they are able to perfectly reconstruct the x features, meaning that they contain all information which was originally present in the input. </text:p>
      <text:p text:style-name="P12"><text:tab/>The h features are created by transforming the x inputs in a nonlinear fashion, and so it's possible that they contain relationships within the data which are not captured by linear models like logistic regression. I was unable to get this working, but would like to spend some time trying to do so in the future. </text:p>
      <text:p text:style-name="P12"/>
      <text:p text:style-name="P12">Prioritized Next Steps, were I to keep working with these models:</text:p>
      <text:list xml:id="list4687205242191191899" text:style-name="L11">
        <text:list-item>
          <text:p text:style-name="P13">I'd like to have the time to better work with the autoencoder in order to build and test out learned feature sets against the feature sets used in the earlier logistic regression model. It would be prudent to test out the features learned by the autoencoder in a softmax regression as well as logistic regression, so that would likely be what I would try.</text:p>
        </text:list-item>
      </text:list>
      <text:p text:style-name="P12"><text:span text:style-name="T1"/></text:p>
      <text:p text:style-name="P12"><text:span text:style-name="T1">Conclusion:</text:span></text:p>
      <text:p text:style-name="P12"/>
      <text:p text:style-name="P12"><text:soft-page-break/><text:tab/>This was not an easy problem! Which is great; as a result, it's a rich dataset for investigation. While I would not expect my classifier to outperform the initial mailing as of yet, I do believe it's possible to get some modest improvements with further work, which I've outlined above. Given the size of the dataset and the relative paucity of positive cases, I would be very impressed by anyone able to improve substantially (2x or greater) on the profit from the test data. </text:p>
      <text:p text:style-name="P12"><text:tab/>I would also be interested to discuss the problem further and know what sort of performance other models have been able to achieve on this dataset. Thanks for the opportunity to try this out!</text:p>
      <text:p text:style-name="P12"/>
      <text:p text:style-name="P14">Appendix: </text:p>
      <text:list xml:id="list3495479107877951344" text:style-name="L6">
        <text:list-item>
          <text:p text:style-name="P10"><text:a xlink:type="simple" xlink:href="http://fastml.com/what-you-wanted-to-know-about-auc/" text:style-name="Internet_20_link" text:visited-style-name="Visited_20_Internet_20_Link"><text:span text:style-name="T3">AUC for the uninitiated</text:span></text:a></text:p>
        </text:list-item>
        <text:list-item>
          <text:p text:style-name="P10"><text:a xlink:type="simple" xlink:href="http://keras.io/" text:style-name="Internet_20_link" text:visited-style-name="Visited_20_Internet_20_Link"><text:span text:style-name="T3">Keras</text:span></text:a></text:p>
        </text:list-item>
        <text:list-item>
          <text:p text:style-name="P10"><text:a xlink:type="simple" xlink:href="https://www.cs.toronto.edu/~hinton/science.pdf" text:style-name="Internet_20_link" text:visited-style-name="Visited_20_Internet_20_Link"><text:span text:style-name="T3">Autoencoders</text:span></text:a><text:span text:style-name="T3">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Regular" svg:font-family="Menlo-Regular"/>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n Nelson</meta:initial-creator>
    <meta:creation-date>2015-11-11T00:36:46</meta:creation-date>
    <dc:date>2015-11-16T12:20:08</dc:date>
    <dc:creator>Dan Nelson</dc:creator>
    <meta:editing-duration>P1DT4H16M37S</meta:editing-duration>
    <meta:editing-cycles>5</meta:editing-cycles>
    <meta:generator>OpenOffice/4.1.1$Unix OpenOffice.org_project/411m6$Build-9775</meta:generator>
    <meta:document-statistic meta:table-count="1" meta:image-count="0" meta:object-count="0" meta:page-count="5" meta:paragraph-count="69" meta:word-count="2319" meta:character-count="13502"/>
  </office:meta>
</office:document-meta>
</file>